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40c" officeooo:paragraph-rsid="000fd40c"/>
    </style:style>
    <style:style style:name="P2" style:family="paragraph" style:parent-style-name="Standard">
      <style:text-properties officeooo:rsid="001155a7" officeooo:paragraph-rsid="001155a7"/>
    </style:style>
    <style:style style:name="P3" style:family="paragraph" style:parent-style-name="Standard">
      <style:text-properties officeooo:rsid="00129bc4" officeooo:paragraph-rsid="00129bc4"/>
    </style:style>
    <style:style style:name="P4" style:family="paragraph" style:parent-style-name="Standard">
      <style:text-properties officeooo:rsid="00185804" officeooo:paragraph-rsid="00185804"/>
    </style:style>
    <style:style style:name="P5" style:family="paragraph" style:parent-style-name="Standard">
      <style:text-properties officeooo:rsid="001a21c9" officeooo:paragraph-rsid="001a21c9"/>
    </style:style>
    <style:style style:name="P6" style:family="paragraph" style:parent-style-name="Standard">
      <style:text-properties officeooo:rsid="001ee095" officeooo:paragraph-rsid="001ee095"/>
    </style:style>
    <style:style style:name="P7" style:family="paragraph" style:parent-style-name="Standard">
      <style:text-properties officeooo:rsid="00228f57" officeooo:paragraph-rsid="00228f57"/>
    </style:style>
    <style:style style:name="P8" style:family="paragraph" style:parent-style-name="Standard">
      <style:text-properties officeooo:rsid="0028e98d" officeooo:paragraph-rsid="0028e98d"/>
    </style:style>
    <style:style style:name="P9" style:family="paragraph" style:parent-style-name="Standard">
      <style:text-properties officeooo:rsid="00292f26" officeooo:paragraph-rsid="00292f26"/>
    </style:style>
    <style:style style:name="P10" style:family="paragraph" style:parent-style-name="Standard">
      <style:text-properties officeooo:rsid="002bd6e0" officeooo:paragraph-rsid="002bd6e0"/>
    </style:style>
    <style:style style:name="T1" style:family="text">
      <style:text-properties officeooo:rsid="00148cdc"/>
    </style:style>
    <style:style style:name="T2" style:family="text">
      <style:text-properties officeooo:rsid="001acce0"/>
    </style:style>
    <style:style style:name="T3" style:family="text">
      <style:text-properties officeooo:rsid="001badb9"/>
    </style:style>
    <style:style style:name="T4" style:family="text">
      <style:text-properties officeooo:rsid="001da779"/>
    </style:style>
    <style:style style:name="T5" style:family="text">
      <style:text-properties officeooo:rsid="00208be0"/>
    </style:style>
    <style:style style:name="T6" style:family="text">
      <style:text-properties officeooo:rsid="0020eb74"/>
    </style:style>
    <style:style style:name="T7" style:family="text">
      <style:text-properties officeooo:rsid="002566d2"/>
    </style:style>
    <style:style style:name="T8" style:family="text">
      <style:text-properties officeooo:rsid="002705c1"/>
    </style:style>
    <style:style style:name="T9" style:family="text">
      <style:text-properties officeooo:rsid="0029f0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conceitos de subprogramas e a sua utilização em python <text:s/></text:p>
      <text:p text:style-name="P2">emprego de procedimentos e funções </text:p>
      <text:p text:style-name="P2"/>
      <text:p text:style-name="P3">funções: </text:p>
      <text:p text:style-name="P3"><text:tab/>são como subprogramas com funcionalidades específicas, podendo ser reutilizada quando <text:tab/>for preciso. <text:span text:style-name="T1">Permite a modularização do código. </text:span></text:p>
      <text:p text:style-name="P3"/>
      <text:p text:style-name="P4">No python as função são chamadas por: def </text:p>
      <text:p text:style-name="P4"/>
      <text:p text:style-name="P4"/>
      <text:p text:style-name="P5">visão geral </text:p>
      <text:p text:style-name="P5">-<text:span text:style-name="T2">um programa sempre tem diversos subprogramas(funções) quando uma função é chamada, é realizada esta função e então a execução retorna ao programa principal. </text:span></text:p>
      <text:p text:style-name="P5"/>
      <text:p text:style-name="P5">-<text:span text:style-name="T3">um subprograma precisa ser chamado pelo programa principal (chamada da função)</text:span></text:p>
      <text:p text:style-name="P5">-<text:span text:style-name="T4">um subprograma geralmente contém parêmetros(dados enviados do programa da função durante a <text:tab/>chamada da função e inserido em seu parametro. A função recebe este parâmetro e utiliza <text:tab/>este dado em suas ações)</text:span></text:p>
      <text:p text:style-name="P5">-<text:span text:style-name="T4">geralmente no final da execução da função, existe um retorno, que devolve algo para o programa principal com o dado que foi enviado por parametro no chamamento, com um dado tratado de alguma maneira. </text:span></text:p>
      <text:p text:style-name="P5"/>
      <text:p text:style-name="P6">Parâmetros, procedimentos e funções </text:p>
      <text:p text:style-name="P6">-parâmetros </text:p>
      <text:p text:style-name="P6"><text:tab/><text:span text:style-name="T5">dados passados na chamada da função para a execução dela, para que use esses dados no seu script e devolva algo com base no que foi passado por parâmetro </text:span></text:p>
      <text:p text:style-name="P6"><text:tab/>-<text:span text:style-name="T7">métodos de passagem de parâmetro: </text:span></text:p>
      <text:p text:style-name="P6"><text:tab/><text:tab/><text:span text:style-name="T7">valor = passa uma copia do valor da variavel externa por paramentro para dentro da função </text:span></text:p>
      <text:p text:style-name="P6"><text:tab/><text:tab/><text:span text:style-name="T7">referência = é passado o endereço de memória da varíavel que contém o dado desejado, de fato a variável é referenciada</text:span></text:p>
      <text:p text:style-name="P6"/>
      <text:p text:style-name="P6">-<text:span text:style-name="T6">procedimentos </text:span></text:p>
      <text:p text:style-name="P6"><text:tab/><text:span text:style-name="T6">São praticamente funções, porém não retornam nada (sem return), lembrando que executar print para exibir algo, não é retorno. Pois é um dado que não poderá ser reutilizado </text:span></text:p>
      <text:p text:style-name="P6"/>
      <text:p text:style-name="P6">-<text:span text:style-name="T6">funções</text:span></text:p>
      <text:p text:style-name="P6"><text:tab/><text:span text:style-name="T6">funções são subprogramas que recebem parâmetro geralmente, dado este que pode ser usado para executar algo e devolver algo. As funções podem ser reutilizadas quantas vezes for necessário, desde que ela seja chamada </text:span></text:p>
      <text:p text:style-name="P6"/>
      <text:p text:style-name="P7">variáveis locais </text:p>
      <text:p text:style-name="P7"><text:tab/>-geralmente só existem dentro de uma função, quando criada dentro delas </text:p>
      <text:p text:style-name="P7"><text:tab/>-toda variável local no python é dinâmica de pilh<text:span text:style-name="T8">a</text:span></text:p>
      <text:p text:style-name="P7"><text:tab/></text:p>
      <text:p text:style-name="P6"/>
      <text:p text:style-name="P8">FUNÇÕES RECURSIVAS </text:p>
      <text:p text:style-name="P9">recursividade </text:p>
      <text:p text:style-name="P9"><text:tab/><text:span text:style-name="T9">função recursiva é aquela que chama a si mesma </text:span></text:p>
      <text:p text:style-name="P9"/>
      <text:p text:style-name="P10"><text:soft-page-break/>documentação de funções – Docstring </text:p>
      <text:p text:style-name="P10">-</text:p>
      <text:p text:style-name="P6"/>
      <text:p text:style-name="P6"><text:tab/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3:12:36.050000000</meta:creation-date>
    <dc:date>2024-02-12T14:25:08.950000000</dc:date>
    <meta:editing-duration>PT14H53M42S</meta:editing-duration>
    <meta:editing-cycles>2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1" meta:word-count="322" meta:character-count="2067" meta:non-whitespace-character-count="1732"/>
  </office:meta>
</office:document-meta>
</file>